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f8c" officeooo:paragraph-rsid="000e9f8c"/>
    </style:style>
    <style:style style:name="P2" style:family="paragraph" style:parent-style-name="Standard">
      <style:text-properties officeooo:rsid="000f673c" officeooo:paragraph-rsid="000f673c"/>
    </style:style>
    <style:style style:name="T1" style:family="text">
      <style:text-properties officeooo:rsid="000f673c"/>
    </style:style>
    <style:style style:name="T2" style:family="text">
      <style:text-properties officeooo:rsid="000fc628"/>
    </style:style>
    <style:style style:name="T3" style:family="text">
      <style:text-properties officeooo:rsid="0011a7f2"/>
    </style:style>
    <style:style style:name="T4" style:family="text">
      <style:text-properties fo:font-weight="bold" officeooo:rsid="000fc628" style:font-weight-asian="bold" style:font-weight-complex="bold"/>
    </style:style>
    <style:style style:name="T5" style:family="text">
      <style:text-properties fo:font-weight="normal" officeooo:rsid="000fc628" style:font-weight-asian="normal" style:font-weight-complex="normal"/>
    </style:style>
    <style:style style:name="T6" style:family="text">
      <style:text-properties fo:font-weight="normal" officeooo:rsid="0011eaec" style:font-weight-asian="normal" style:font-weight-complex="normal"/>
    </style:style>
    <style:style style:name="T7" style:family="text">
      <style:text-properties fo:color="#ff0000" fo:font-weight="normal" officeooo:rsid="0011eaec" style:font-weight-asian="normal" style:font-weight-complex="normal"/>
    </style:style>
    <style:style style:name="T8" style:family="text">
      <style:text-properties fo:color="#ff0000" officeooo:rsid="000fc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te having to find all the assessment due dates for each of my units at the start of <text:span text:style-name="T1">every</text:span> semester!</text:p>
      <text:p text:style-name="P1"/>
      <text:p text:style-name="P1"><text:span text:style-name="T1">I know, it takes so long! </text:span>How long does it take you?</text:p>
      <text:p text:style-name="P1"/>
      <text:p text:style-name="P1">It takes me at least 6 hours each time to make a semester planner with all my assessments on it. <text:span text:style-name="T1">If only there was a way to</text:span> somehow automate <text:span text:style-name="T1">it</text:span>…</text:p>
      <text:p text:style-name="P1"/>
      <text:p text:style-name="P1">This is the premise for Rainbow Table!</text:p>
      <text:p text:style-name="P1"/>
      <text:p text:style-name="P1">Rainbow Table takes usyd unit course codes and adds the assessments as they are listed in CUSP, <text:span text:style-name="T8">or takes user uploaded unit of study outlines to parse assessments details,</text:span><text:span text:style-name="T2"> and then adds this information </text:span>to a weekly planner. <text:span text:style-name="T2">Currently this has limited functionality since different faculties have different conventions but works for most </text:span><text:span text:style-name="T6">INFO, ENGG, ELEC, </text:span><text:span text:style-name="T7">MATH</text:span><text:span text:style-name="T2"> units.</text:span></text:p>
      <text:p text:style-name="P1"/>
      <text:p text:style-name="P1">Once all the desired units have their assessments imported, <text:span text:style-name="T2">a semester calenda</text:span>r <text:span text:style-name="T2">with assessments listed </text:span>can be exported in markdown or an excel file that can be printed for student reference.</text:p>
      <text:p text:style-name="P1"/>
      <text:p text:style-name="P2">Since not all assessments <text:span text:style-name="T2">have clear dates</text:span> in CUSP <text:span text:style-name="T2">or the </text:span>unit of study outlines <text:span text:style-name="T2">e.g. assessments listed as</text:span> ‘multiple weeks’, Rainbow Table displays the % of assessments listed in the <text:span text:style-name="T2">planner</text:span> inclu<text:span text:style-name="T2">d</text:span>ing the % of the exam. What this means is that if <text:span text:style-name="T2">it shows</text:span> 90% of assessments are loaded automatically, you can see that 10% are missing and only need to <text:span text:style-name="T2">search for that 10%</text:span>.</text:p>
      <text:p text:style-name="P2"/>
      <text:p text:style-name="P2">Rainbow Table also colour code<text:span text:style-name="T3">s</text:span> the weekly planner according to the % of assessments due in the week e.g. red for when 100% or more are due (typically exam weeks), or blue for when 0% assessments are due. This <text:span text:style-name="T3">will help students </text:span>plan ahead <text:span text:style-name="T3">as they can see when they will have heavier workloads</text:span>.</text:p>
      <text:p text:style-name="P1"/>
      <text:p text:style-name="P1">Rainbow Table will save <text:span text:style-name="T3">hours each semester</text:span> for students who do this manually, but also has the potential to be used by students who would not normally bother <text:span text:style-name="T3">due to the time consuming nature who would then be given advance warning of upcoming assessments</text:span>. <text:span text:style-name="T3">Rainbow Table</text:span> could improve overall student marks!</text:p>
      <text:p text:style-name="P1"/>
      <text:p text:style-name="P2">While this is currently only implemented for usyd websites this could be expanded to include other universities in Austral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9:38:02.758090815</meta:creation-date>
    <dc:date>2017-08-20T10:24:11.711896494</dc:date>
    <meta:editing-duration>PT5M8S</meta:editing-duration>
    <meta:editing-cycles>1</meta:editing-cycles>
    <meta:document-statistic meta:table-count="0" meta:image-count="0" meta:object-count="0" meta:page-count="1" meta:paragraph-count="10" meta:word-count="350" meta:character-count="1992" meta:non-whitespace-character-count="1652"/>
    <meta:generator>LibreOffice/5.3.1.2$Linux_X86_64 LibreOffice_project/30m0$Build-2</meta:generator>
  </office:meta>
</office:document-meta>
</file>